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5B000000DDDE0F6924.png" manifest:media-type="image/png"/>
  <manifest:file-entry manifest:full-path="Pictures/1000000000000134000000CC26BEC423.png" manifest:media-type="image/png"/>
  <manifest:file-entry manifest:full-path="Pictures/1000000000000243000001B0F254E3D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5" style:family="paragraph" style:parent-style-name="Standard">
      <style:paragraph-properties fo:line-height="150%" fo:text-align="justify" style:justify-single-word="false"/>
      <style:text-properties style:font-name="Times New Roman4"/>
    </style:style>
    <style:style style:name="P6"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8"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9"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10"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11" style:family="paragraph" style:parent-style-name="Standard">
      <style:text-properties fo:language="uk" fo:country="UA"/>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4"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6"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17"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18"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19" style:family="paragraph" style:parent-style-name="Standard">
      <style:paragraph-properties fo:margin-top="0cm" fo:margin-bottom="0cm" style:contextual-spacing="false" fo:line-height="150%" fo:text-align="justify" style:justify-single-word="false"/>
    </style:style>
    <style:style style:name="P20"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21"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officeooo:rsid="0010499d" officeooo:paragraph-rsid="0010499d" style:font-weight-asian="bold" style:font-weight-complex="bold"/>
    </style:style>
    <style:style style:name="P24" style:family="paragraph" style:parent-style-name="Standard" style:list-style-name="Numbering_20_1">
      <style:paragraph-properties fo:line-height="150%" fo:text-align="justify" style:justify-single-word="false"/>
    </style:style>
    <style:style style:name="P25"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26" style:family="paragraph" style:parent-style-name="Standard">
      <style:paragraph-properties fo:line-height="150%" fo:text-align="justify" style:justify-single-word="false"/>
      <style:text-properties style:font-name="Times New Roman5" fo:font-size="14pt" fo:language="uk" fo:country="UA" officeooo:paragraph-rsid="0012cd85" style:font-size-asian="14pt" style:language-asian="zh" style:country-asian="CN" style:font-size-complex="14pt" style:language-complex="hi" style:country-complex="IN"/>
    </style:style>
    <style:style style:name="P27" style:family="paragraph" style:parent-style-name="Standard" style:list-style-name="L2">
      <style:paragraph-properties fo:line-height="150%" fo:text-align="justify" style:justify-single-word="false"/>
      <style:text-properties style:font-name="Times New Roman5" fo:font-size="14pt" fo:language="uk" fo:country="UA" style:font-size-asian="12.25pt" style:font-size-complex="14pt"/>
    </style:style>
    <style:style style:name="P28" style:family="paragraph" style:parent-style-name="Standard" style:list-style-name="L1"/>
    <style:style style:name="P29"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30"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31" style:family="paragraph" style:parent-style-name="Standard">
      <style:paragraph-properties fo:text-align="justify" style:justify-single-word="false"/>
      <style:text-properties style:font-name="Times New Roman4" fo:font-size="14pt" fo:language="uk" fo:country="UA" officeooo:paragraph-rsid="0012cd85" style:font-size-asian="14pt" style:font-size-complex="14pt"/>
    </style:style>
    <style:style style:name="P32"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33"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34" style:family="paragraph" style:parent-style-name="Standard">
      <style:text-properties fo:font-variant="normal" fo:text-transform="none" fo:color="#000000" style:text-line-through-style="none" style:text-line-through-type="none" fo:font-style="italic" style:text-underline-style="none" officeooo:rsid="00117136" officeooo:paragraph-rsid="00117136" style:text-blinking="false" fo:background-color="transparent" style:font-style-asian="italic" style:font-style-complex="italic"/>
    </style:style>
    <style:style style:name="P35" style:family="paragraph" style:parent-style-name="Standard">
      <style:text-properties fo:font-variant="normal" fo:text-transform="none" fo:color="#000000" style:text-line-through-style="none" style:text-line-through-type="none" fo:language="uk" fo:country="UA" fo:font-style="italic" style:text-underline-style="none" officeooo:rsid="0012cd85" officeooo:paragraph-rsid="0012cd85" style:text-blinking="false" fo:background-color="transparent" style:font-style-asian="italic" style:font-style-complex="italic"/>
    </style:style>
    <style:style style:name="P36" style:family="paragraph" style:parent-style-name="Standard">
      <style:text-properties officeooo:paragraph-rsid="0012cd85"/>
    </style:style>
    <style:style style:name="P37" style:family="paragraph" style:parent-style-name="Standard" style:list-style-name="L3">
      <style:paragraph-properties fo:text-align="justify" style:justify-single-word="false"/>
      <style:text-properties officeooo:paragraph-rsid="0012cd85"/>
    </style:style>
    <style:style style:name="P38" style:family="paragraph" style:parent-style-name="Standard">
      <style:text-properties officeooo:paragraph-rsid="00132fd1"/>
    </style:style>
    <style:style style:name="P39" style:family="paragraph" style:parent-style-name="Standard">
      <style:text-properties officeooo:paragraph-rsid="001383f9"/>
    </style:style>
    <style:style style:name="P40" style:family="paragraph" style:parent-style-name="Standard">
      <style:text-properties officeooo:paragraph-rsid="001871da"/>
    </style:style>
    <style:style style:name="P41" style:family="paragraph" style:parent-style-name="Standard">
      <style:text-properties officeooo:paragraph-rsid="001a453c"/>
    </style:style>
    <style:style style:name="P42"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officeooo:rsid="0010499d" officeooo:paragraph-rsid="0010499d" style:text-blinking="false" fo:background-color="transparent" style:font-size-asian="14pt" style:font-weight-asian="bold" style:font-size-complex="14pt" style:font-weight-complex="bold"/>
    </style:style>
    <style:style style:name="P43"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officeooo:rsid="0010499d" officeooo:paragraph-rsid="0010499d" style:text-blinking="false" fo:background-color="transparent" style:font-size-asian="14pt" style:font-weight-asian="bold" style:font-size-complex="14pt" style:font-weight-complex="bold"/>
    </style:style>
    <style:style style:name="P44"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officeooo:rsid="0012cd85" officeooo:paragraph-rsid="0012cd85" style:text-blinking="false" fo:background-color="transparent" style:font-size-asian="14pt" style:font-weight-asian="bold" style:font-size-complex="14pt" style:font-weight-complex="bold"/>
    </style:style>
    <style:style style:name="P45" style:family="paragraph" style:parent-style-name="Standard">
      <style:paragraph-properties fo:margin-left="0cm" fo:margin-right="0cm" fo:text-align="justify" style:justify-single-word="false" fo:text-indent="0cm" style:auto-text-indent="false"/>
      <style:text-properties officeooo:paragraph-rsid="001871da"/>
    </style:style>
    <style:style style:name="P46" style:family="paragraph" style:parent-style-name="Standard">
      <style:paragraph-properties fo:margin-left="0cm" fo:margin-right="0cm" fo:text-align="justify" style:justify-single-word="false" fo:text-indent="0cm" style:auto-text-indent="false"/>
      <style:text-properties officeooo:paragraph-rsid="001a453c"/>
    </style:style>
    <style:style style:name="P47" style:family="paragraph" style:parent-style-name="Standard">
      <style:paragraph-properties fo:margin-left="0cm" fo:margin-right="0cm" fo:text-align="center" style:justify-single-word="false" fo:text-indent="0cm" style:auto-text-indent="false"/>
      <style:text-properties officeooo:paragraph-rsid="0014c876"/>
    </style:style>
    <style:style style:name="P48" style:family="paragraph" style:parent-style-name="Standard">
      <style:paragraph-properties fo:margin-left="0cm" fo:margin-right="0cm" fo:text-align="center" style:justify-single-word="false" fo:text-indent="0cm" style:auto-text-indent="false"/>
      <style:text-properties officeooo:paragraph-rsid="001871da"/>
    </style:style>
    <style:style style:name="P49" style:family="paragraph" style:parent-style-name="Standard">
      <style:paragraph-properties fo:margin-left="0cm" fo:margin-right="0cm" fo:text-align="center" style:justify-single-word="false" fo:text-indent="0cm" style:auto-text-indent="false"/>
      <style:text-properties officeooo:paragraph-rsid="001a453c"/>
    </style:style>
    <style:style style:name="P50" style:family="paragraph" style:parent-style-name="Standard">
      <style:paragraph-properties fo:margin-left="0cm" fo:margin-right="0cm" fo:text-indent="0cm" style:auto-text-indent="false"/>
      <style:text-properties officeooo:paragraph-rsid="001871da"/>
    </style:style>
    <style:style style:name="P51"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2" style:family="paragraph" style:parent-style-name="PicDescr">
      <style:text-properties fo:font-variant="normal" fo:text-transform="none" fo:color="#000000" style:text-line-through-style="none" style:text-line-through-type="none" fo:language="uk" fo:country="UA" fo:font-style="normal" style:text-underline-style="none" officeooo:rsid="00117136" officeooo:paragraph-rsid="0012cd85" style:text-blinking="false" fo:background-color="transparent"/>
    </style:style>
    <style:style style:name="P53" style:family="paragraph" style:parent-style-name="PicDescr">
      <style:text-properties fo:language="uk" fo:country="UA" officeooo:paragraph-rsid="0012cd85"/>
    </style:style>
    <style:style style:name="P54" style:family="paragraph" style:parent-style-name="PicDescr">
      <style:text-properties officeooo:paragraph-rsid="0012cd85"/>
    </style:style>
    <style:style style:name="P55" style:family="paragraph" style:parent-style-name="Heading_20_1">
      <style:text-properties fo:language="uk" fo:country="UA"/>
    </style:style>
    <style:style style:name="P56" style:family="paragraph" style:parent-style-name="Heading_20_2">
      <style:text-properties fo:language="uk" fo:country="UA" fo:font-weight="bold" style:font-weight-asian="bold" style:font-weight-complex="bold"/>
    </style:style>
    <style:style style:name="P57" style:family="paragraph" style:parent-style-name="Pic">
      <style:text-properties fo:language="uk" fo:country="UA" officeooo:paragraph-rsid="0012cd85"/>
    </style:style>
    <style:style style:name="P58" style:family="paragraph" style:parent-style-name="MathFormula">
      <style:paragraph-properties fo:text-align="center" style:justify-single-word="false"/>
      <style:text-properties officeooo:paragraph-rsid="0012cd85"/>
    </style:style>
    <style:style style:name="P59" style:family="paragraph" style:parent-style-name="MathFormula">
      <style:text-properties officeooo:paragraph-rsid="0012cd85"/>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5"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font-size-complex="14pt"/>
    </style:style>
    <style:style style:name="T6"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7"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8"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1"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01871da" style:font-style-asian="italic" style:font-style-complex="italic"/>
    </style:style>
    <style:style style:name="T16" style:family="text">
      <style:text-properties style:font-name="Times New Roman5" fo:font-size="14pt" fo:language="uk" fo:country="UA" style:font-size-asian="14pt" style:font-size-complex="14pt"/>
    </style:style>
    <style:style style:name="T17" style:family="text">
      <style:text-properties style:font-name="Times New Roman5" fo:font-size="14pt" fo:language="uk" fo:country="UA" style:font-name-asian="Liberation Serif1" style:font-size-asian="14pt" style:font-name-complex="Liberation Serif1" style:font-size-complex="14pt"/>
    </style:style>
    <style:style style:name="T18" style:family="text">
      <style:text-properties style:font-name="Times New Roman4"/>
    </style:style>
    <style:style style:name="T19" style:family="text">
      <style:text-properties style:font-name="Times New Roman4" fo:font-size="14pt" fo:language="uk" fo:country="UA" style:font-size-asian="14pt" style:font-size-complex="14pt"/>
    </style:style>
    <style:style style:name="T20" style:family="text">
      <style:text-properties style:font-name="Times New Roman4" fo:font-size="14pt" fo:language="uk" fo:country="UA" officeooo:rsid="0012cd85" style:font-size-asian="14pt" style:font-size-complex="14pt"/>
    </style:style>
    <style:style style:name="T21" style:family="text">
      <style:text-properties style:font-name="Times New Roman4" fo:font-size="14pt" fo:language="uk" fo:country="UA" fo:font-style="italic" style:font-size-asian="14pt" style:font-style-asian="italic" style:font-size-complex="14pt" style:font-style-complex="italic"/>
    </style:style>
    <style:style style:name="T22" style:family="text">
      <style:text-properties style:font-name="Times New Roman4" fo:font-size="14pt" fo:language="uk" fo:country="UA" fo:font-style="italic" officeooo:rsid="00132fd1" style:font-size-asian="14pt" style:font-style-asian="italic" style:font-size-complex="14pt" style:font-style-complex="italic"/>
    </style:style>
    <style:style style:name="T23" style:family="text">
      <style:text-properties style:font-name="Times New Roman4" fo:font-size="14pt" fo:language="uk" fo:country="UA" fo:font-style="italic" officeooo:rsid="0012cd85" style:font-size-asian="14pt" style:font-style-asian="italic" style:font-size-complex="14pt" style:font-style-complex="italic"/>
    </style:style>
    <style:style style:name="T24" style:family="text">
      <style:text-properties style:font-name="Times New Roman4" fo:font-size="14pt" fo:language="uk" fo:country="UA" fo:font-style="italic" officeooo:rsid="001871da" style:font-size-asian="14pt" style:font-style-asian="italic" style:font-size-complex="14pt" style:font-style-complex="italic"/>
    </style:style>
    <style:style style:name="T25" style:family="text">
      <style:text-properties style:font-name="Times New Roman4" fo:font-size="14pt" fo:language="uk" fo:country="UA" fo:font-style="italic" officeooo:rsid="001a453c" style:font-size-asian="14pt" style:font-style-asian="italic" style:font-size-complex="14pt" style:font-style-complex="italic"/>
    </style:style>
    <style:style style:name="T26" style:family="text">
      <style:text-properties style:font-name="Times New Roman4" fo:font-size="14pt" fo:language="uk" fo:country="UA" fo:font-style="italic" officeooo:rsid="0016c0e2" style:font-size-asian="14pt" style:font-style-asian="italic" style:font-size-complex="14pt" style:font-style-complex="italic"/>
    </style:style>
    <style:style style:name="T27" style:family="text">
      <style:text-properties style:font-name="Times New Roman4" fo:font-size="14pt" fo:language="uk" fo:country="UA" fo:font-style="italic" officeooo:rsid="001b83f9" style:font-size-asian="14pt" style:font-style-asian="italic" style:font-size-complex="14pt" style:font-style-complex="italic"/>
    </style:style>
    <style:style style:name="T28" style:family="text">
      <style:text-properties style:font-name="Times New Roman4" fo:font-size="14pt" fo:language="uk" fo:country="UA" fo:font-style="normal" officeooo:rsid="00132fd1" style:font-size-asian="14pt" style:font-style-asian="normal" style:font-size-complex="14pt" style:font-style-complex="normal"/>
    </style:style>
    <style:style style:name="T29" style:family="text">
      <style:text-properties style:font-name="Times New Roman4" fo:font-size="14pt" fo:language="uk" fo:country="UA" fo:font-style="normal" officeooo:rsid="001383f9" style:font-size-asian="14pt" style:font-style-asian="normal" style:font-size-complex="14pt" style:font-style-complex="normal"/>
    </style:style>
    <style:style style:name="T30" style:family="text">
      <style:text-properties style:font-name="Times New Roman4" fo:font-size="14pt" fo:language="uk" fo:country="UA" fo:font-style="normal" officeooo:rsid="0014c876" style:font-size-asian="14pt" style:font-style-asian="normal" style:font-size-complex="14pt" style:font-style-complex="normal"/>
    </style:style>
    <style:style style:name="T31" style:family="text">
      <style:text-properties style:font-name="Times New Roman4" fo:font-size="14pt" fo:language="uk" fo:country="UA" fo:font-style="normal" officeooo:rsid="0016c0e2" style:font-size-asian="14pt" style:font-style-asian="normal" style:font-size-complex="14pt" style:font-style-complex="normal"/>
    </style:style>
    <style:style style:name="T32" style:family="text">
      <style:text-properties style:font-name="Times New Roman4" fo:font-size="14pt" fo:language="uk" fo:country="UA" fo:font-style="normal" officeooo:rsid="001871da" style:font-size-asian="14pt" style:font-style-asian="normal" style:font-size-complex="14pt" style:font-style-complex="normal"/>
    </style:style>
    <style:style style:name="T33" style:family="text">
      <style:text-properties style:font-name="Times New Roman4" fo:font-size="14pt" fo:language="uk" fo:country="UA" fo:font-style="normal" officeooo:rsid="001a453c" style:font-size-asian="14pt" style:font-style-asian="normal" style:font-size-complex="14pt" style:font-style-complex="normal"/>
    </style:style>
    <style:style style:name="T34" style:family="text">
      <style:text-properties style:font-name="Times New Roman4" fo:font-size="14pt" fo:language="uk" fo:country="UA" fo:font-style="normal" officeooo:rsid="001b83f9" style:font-size-asian="14pt" style:font-style-asian="normal" style:font-size-complex="14pt" style:font-style-complex="normal"/>
    </style:style>
    <style:style style:name="T35" style:family="text">
      <style:text-properties officeooo:rsid="0012cd85"/>
    </style:style>
    <style:style style:name="T36" style:family="text">
      <style:text-properties fo:font-style="normal" officeooo:rsid="001871da" style:font-style-asian="normal" style:font-style-complex="normal"/>
    </style:style>
    <style:style style:name="T37" style:family="text">
      <style:text-properties officeooo:rsid="001871da"/>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text:bookmark-start text:name="__RefHeading__9910_981701279"/>ВСТУП<text:bookmark-end text:name="__RefHeading__9910_981701279"/></text:h>
      <text:p text:style-name="P21">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21">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21">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21">Проблемам класифікації графічних образів та, зокрема, облич людей притаманні такі особливості:</text:p>
      <text:p text:style-name="P21">- обчислювальна складність процесу класифікації;</text:p>
      <text:p text:style-name="P21">- масивність тренувального набору даних;</text:p>
      <text:p text:style-name="P21">- часте оновлення тренувального набору даних.</text:p>
      <text:p text:style-name="P21">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21"/>
      <text:h text:style-name="P55" text:outline-level="1"><text:bookmark-start text:name="__RefHeading__9912_981701279"/><text:soft-page-break/>1. ОГЛЯД ІСНУЮЧИХ РІШЕНЬ<text:bookmark-end text:name="__RefHeading__9912_981701279"/></text:h>
      <text:h text:style-name="P56" text:outline-level="2"><text:bookmark-start text:name="__RefHeading__9914_981701279"/>1.1. <text:s text:c="3"/>Огляд алгоритмів розпізнавання облич, як графічних об'єктів<text:bookmark-end text:name="__RefHeading__9914_981701279"/></text:h>
      <text:p text:style-name="P4">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3341490136162730796" text:style-name="Numbering_20_1">
        <text:list-item>
          <text:p text:style-name="P24"><text:span text:style-name="T16">використовуються ознаки Хоара, за допомогою </text:span><text:span text:style-name="T17"><text:s/></text:span><text:span text:style-name="T16">яких виконується пошук необхідного об'єкта;</text:span></text:p>
        </text:list-item>
        <text:list-item>
          <text:p text:style-name="P24"><text:span text:style-name="T16">зображення</text:span><text:span text:style-name="T17"> </text:span><text:span text:style-name="T16">подаються </text:span><text:span text:style-name="T17"><text:s/></text:span><text:span text:style-name="T16">в </text:span><text:span text:style-name="T17"><text:s/></text:span><text:span text:style-name="T16">інтегральному </text:span><text:span text:style-name="T17"><text:s/></text:span><text:span text:style-name="T16">представленні, що дозволяє швидко обчислювати значення </text:span><text:span text:style-name="T17"><text:s/></text:span><text:span text:style-name="T16">кожної ознаки;</text:span></text:p>
        </text:list-item>
        <text:list-item>
          <text:p text:style-name="P24"><text:span text:style-name="T16">використовується бустінг, для знаходження ознак,</text:span><text:span text:style-name="T17"> </text:span><text:span text:style-name="T16">які найкраще підходять для визначення шуканого об'єкта;</text:span></text:p>
        </text:list-item>
        <text:list-item>
          <text:p text:style-name="P24"><text:span text:style-name="T16">використовується каскад класифікаторів для </text:span><text:span text:style-name="T17"><text:s/></text:span><text:span text:style-name="T16">швидкого відкидання вікон, у яких шукані об'єкти відсутні.</text:span></text:p>
        </text:list-item>
      </text:list>
      <text:p text:style-name="P3">Перевагами даного методу є:</text:p>
      <text:list xml:id="list220302068001761" text:continue-numbering="true" text:style-name="Numbering_20_1">
        <text:list-item>
          <text:p text:style-name="P25">висока швидкодія, завдяки використанню каскадної структури;</text:p>
        </text:list-item>
        <text:list-item>
          <text:p text:style-name="P25">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3"><text:tab/></text:span></text:p>
      <text:p text:style-name="P3"><text:span text:style-name="T13">1.1.2. М</text:span><text:span text:style-name="T4">ашина</text:span><text:span text:style-name="T13"> опорних векторів</text:span></text:p>
      <text:p text:style-name="P11"><text:span text:style-name="T3">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4">n</text:span>-мірного вектора. Оптимальною вважається гіперплощина, яка максимізує ширину смуги між класами.</text:p>
      <text:p text:style-name="P11"><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11">Переваги методу:</text:p>
      <text:list xml:id="list220301568557663" text:continue-numbering="true" text:style-name="Numbering_20_1">
        <text:list-item>
          <text:p text:style-name="P51">цей метод є найбільш швидким методом знаходження класифікуючих функцій;</text:p>
        </text:list-item>
        <text:list-item>
          <text:p text:style-name="P51">метод зводиться до вирішення задачі квадратичного програмування в опуклій області, яка завжди має єдиний розв’язок;</text:p>
        </text:list-item>
        <text:list-item>
          <text:p text:style-name="P51">метод знаходить розділяючу смугу максимальної ширини, що дозволяє надалі здійснювати більш впевнену класифікацію.</text:p>
        </text:list-item>
      </text:list>
      <text:p text:style-name="P8">До недоліків можна віднести: </text:p>
      <text:list xml:id="list220300908185771" text:continue-numbering="true" text:style-name="Numbering_20_1">
        <text:list-item>
          <text:p text:style-name="P51">чутливість до шумів;</text:p>
        </text:list-item>
        <text:list-item>
          <text:p text:style-name="P51"><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16">1.1.3. Розріджена просіююча мережа (Sparse Network of Winnows,                      SNoW)</text:p>
      <text:p text:style-name="P13">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13">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17"><text:span text:style-name="T3">Класифікатор у методі SnoW будується на основі вагової таблиці для облич та вагової таблиці для не облич. </text:span><text:bookmark text:name="result_box3"/><text:span text:style-name="T3">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15">Сильними сторонами методу є:</text:p>
      <text:list xml:id="list220301398345595" text:continue-numbering="true" text:style-name="Numbering_20_1">
        <text:list-item>
          <text:p text:style-name="P51">висока швидкодія, завдяки використанню каскадної структури;</text:p>
        </text:list-item>
        <text:list-item>
          <text:p text:style-name="P51">низька кількість помилок, на зображеннях без спотворень.</text:p>
        </text:list-item>
      </text:list>
      <text:p text:style-name="P15">До недоліків відносяться:</text:p>
      <text:list xml:id="list220301054712428" text:continue-numbering="true" text:style-name="Numbering_20_1">
        <text:list-item>
          <text:p text:style-name="P51">висока чутливість до шумів;</text:p>
        </text:list-item>
        <text:list-item>
          <text:p text:style-name="P51">необхідність вручну редагувати набір даних для тренування, а саме задавати точки, які вказують на очі та верхню губу.</text:p>
        </text:list-item>
      </text:list>
      <text:p text:style-name="P16">1.1.4. Вибір алгоритму розпізнавання облич</text:p>
      <text:p text:style-name="P11">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11">Зважаючи на ці та інші умови, у якості основного алгоритму класифікації було обрано метод Віоли-Джонса.</text:p>
      <text:p text:style-name="P20"/>
      <text:h text:style-name="Heading_20_2" text:outline-level="2"><text:bookmark-start text:name="__RefHeading__9916_981701279"/><text:span text:style-name="T11">1.2.     </text:span><text:span text:style-name="T12">Огляд програмних засобів для проведення паралельних            обчислень</text:span><text:bookmark-end text:name="__RefHeading__9916_981701279"/></text:h>
      <text:p text:style-name="P10">1.2.1 Message Passing Interface (MPI)</text:p>
      <text:p text:style-name="Standard"><text:span text:style-name="T9">MPI — це специфікація, що забезпечує реалізацію моделі обміну повід</text:span><text:span text:style-name="T12">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9">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text:soft-page-break/>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10">1.2.2 OpenMP</text:p>
      <text:p text:style-name="Standard"><text:span text:style-name="T9">OpenMP</text:span><text:span text:style-name="T12"> (</text:span><text:span text:style-name="T10">Open Multi-Processing</text:span><text:span text:style-name="T12">)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12">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2">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text:soft-page-break/>(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9">Ключовими елементами OpenMP є:</text:p>
      <text:list xml:id="list5948179549490781105" text:style-name="L1">
        <text:list-item>
          <text:p text:style-name="P28">конструкції для створення потоків (директива parallel);</text:p>
        </text:list-item>
        <text:list-item>
          <text:p text:style-name="P28">конструкції розподілу роботи між потоками (директиви do/for та section);</text:p>
        </text:list-item>
        <text:list-item>
          <text:p text:style-name="P28">конструкції для керування роботою з даними (вираз shared і private),</text:p>
        </text:list-item>
        <text:list-item>
          <text:p text:style-name="P28">конструкції для синхронізації потоків (директиви critical atomic і barrier);</text:p>
        </text:list-item>
        <text:list-item>
          <text:p text:style-name="P28">процедури бібліотеки підтримки часу виконанню (наприклад, omp_get_thread_num);</text:p>
        </text:list-item>
        <text:list-item>
          <text:p text:style-name="P28">змінні оточення (наприклад, OMP_NUM_THREADS). </text:p>
        </text:list-item>
      </text:list>
      <text:p text:style-name="P22"><text:tab/><text:span text:style-name="T12">OpenMP підтримується багатьма комерційними компіляторами, зокрема Oracle Solaris Studio, Visual C++ Compiler, GCC.</text:span></text:p>
      <text:p text:style-name="P4">1.2.3. NVIDIA CUDA</text:p>
      <text:p text:style-name="P2">CUDA (Compute Unified Device Architecture) <text:span text:style-name="T3">–</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18">ми NVIDIA.</text:span></text:p>
      <text:p text:style-name="P5"><text:span text:style-name="T2">Г</text:span><text:span text:style-name="T1">рафічна підсистема комп'ютера з підтримкою CUDA може бути використана, як обчислювальна.</text:span></text:p>
      <text:p text:style-name="P2"><text:span text:style-name="T18">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6"><text:soft-page-break/>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220300914440725" text:continue-list="list220301054712428" text:style-name="Numbering_20_1">
        <text:list-item>
          <text:p text:style-name="P29">інтерфейс програмування додатків CUDA (CUDA API) заснований на стандартному мові програмування С з деякими обмеженнями;</text:p>
        </text:list-item>
        <text:list-item>
          <text:p text:style-name="P29">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29">більш ефективні транзакції між пам'яттю центрального процесора і відеопам'яттю;</text:p>
        </text:list-item>
        <text:list-item>
          <text:p text:style-name="P29">повна апаратна підтримка цілочисельних і побітових операцій;</text:p>
        </text:list-item>
        <text:list-item>
          <text:p text:style-name="P29">підтримка компіляції GPU коду засобами відкритого LLVM;</text:p>
        </text:list-item>
        <text:list-item>
          <text:p text:style-name="P30">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4">1.2.2. OpenCL</text:p>
      <text:p text:style-name="P2">OpenCL <text:span text:style-name="T3">–</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3">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text:span><text:soft-page-break/><text:span text:style-name="T3">багато великих компаній, включаючи Apple, AMD, Intel, nVidia, Sun Microsystems, Sony Computer Entertainment та інші.</text:span></text:p>
      <text:p text:style-name="P14">Основною перевагою даної технології є її крос-платформеність, за що доводиться платити зниженням швидкодії.</text:p>
      <text:p text:style-name="P4">1.2.3. C++ AMP</text:p>
      <text:p text:style-name="P2">C++ Accelerated Massive Parallelism (скорочено C++ AMP) <text:span text:style-name="T3">–</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6164441209861766457" text:style-name="L2">
        <text:list-item>
          <text:p text:style-name="P27">оголошення, форматування та отримання доступу до даних, що виконуються на акселераторі;</text:p>
        </text:list-item>
        <text:list-item>
          <text:p text:style-name="P27">перенесення даних на акселератор;</text:p>
        </text:list-item>
        <text:list-item>
          <text:p text:style-name="P27">конструкцію “parallel_for_each”, для запуску операцій на акселераторі;</text:p>
        </text:list-item>
        <text:list-item>
          <text:p text:style-name="P27">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text:soft-page-break/>можна лише на операційних системах сімейства Microsoft Windows.</text:p>
      <text:p text:style-name="P4">1.2.4. OpenACC</text:p>
      <text:p text:style-name="Standard">OpenACC <text:span text:style-name="T8">–</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7"><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18">1.2.5 Вибір технології ведення паралельних обчислень</text:p>
      <text:p text:style-name="P19"><text:span text:style-name="T5">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text:span><text:soft-page-break/><text:span text:style-name="T5">стандарт MPI дозволяє легко та ефективно об'єднувати процесори в єдину масштабовану систему.</text:span></text:p>
      <text:p text:style-name="P42">2. АДАПТУВАННЯ МЕТОДІВ ВИЯВЛЕННЯ ОБЛИЧ ДЛЯ ГЕТЕРОГЕННИХ ПАРАЛЕЛЬНИХ АРХІТЕКТУР</text:p>
      <text:p text:style-name="P44">2.1 Структура паралельної гетерогенної системи обчислень</text:p>
      <text:p text:style-name="P44"/>
      <text:p text:style-name="P43">2.<text:span text:style-name="T35">2</text:span> Адаптування метода Віоли-Джонса для гетерогенних паралельних       архітектур</text:p>
      <text:p text:style-name="P23"><text:span text:style-name="T6"><text:tab/></text:span><text:span text:style-name="T7">2.1.1 Загальний опис метода Віоли-Джонса</text:span></text:p>
      <text:p text:style-name="P32">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33">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34">2.1.2 Ознаки Хоара та інтегральне зображення</text:p>
      <text:p text:style-name="P26">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text:soft-page-break/>знаходяться у цих прямокутниках. Прямокутники мають однаковий розмір, 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57"><draw:frame draw:style-name="fr1" draw:name="graphics1" text:anchor-type="as-char" svg:y="0cm" svg:width="7.625cm" svg:height="5.489cm" draw:z-index="0"><draw:image xlink:href="Pictures/1000000000000243000001B0F254E3DD.png" xlink:type="simple" xlink:show="embed" xlink:actuate="onLoad"/></draw:frame></text:p>
      <text:p text:style-name="P53">Рис. 1. Ознаки Хоара</text:p>
      <text:p text:style-name="P26">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4">х, у</text:span>) являється сума значень пікселів, що заходиться вище і лівіше цієї точки, включно з нею (див. рис. 2). </text:p>
      <text:p text:style-name="P57"><draw:frame draw:style-name="fr2" draw:name="graphics2" text:anchor-type="as-char" svg:y="0cm" svg:width="6.923cm" svg:height="4.484cm" draw:z-index="1"><draw:image xlink:href="Pictures/1000000000000134000000CC26BEC423.png" xlink:type="simple" xlink:show="embed" xlink:actuate="onLoad"/></draw:frame></text:p>
      <text:p text:style-name="P54">Рис. 2. Значенням інтегрального зображення у точці (<text:span text:style-name="T14">х, у</text:span>) є сумою пікселів вище і лівіше точки (<text:span text:style-name="T14">х, у</text:span>)</text:p>
      <text:p text:style-name="P26">Використовуючи наступну пару рекурсивних відношень:</text:p>
      <text:p text:style-name="P58"><text:s text:c="2"/><draw:frame draw:style-name="fr4" draw:name="Object1" text:anchor-type="as-char" svg:y="-0.452cm" svg:width="5.844cm" svg:height="0.593cm" draw:z-index="2"><draw:object xlink:href="./Object 1" xlink:type="simple" xlink:show="embed" xlink:actuate="onLoad"/><draw:image xlink:href="./ObjectReplacements/Object 1" xlink:type="simple" xlink:show="embed" xlink:actuate="onLoad"/><svg:desc>formula</svg:desc></draw:frame></text:p>
      <text:p text:style-name="P58"><draw:frame draw:style-name="fr5" draw:name="Object2" text:anchor-type="as-char" svg:y="-0.452cm" svg:width="6.251cm" svg:height="0.593cm" draw:z-index="3"><draw:object xlink:href="./Object 2" xlink:type="simple" xlink:show="embed" xlink:actuate="onLoad"/><draw:image xlink:href="./ObjectReplacements/Object 2" xlink:type="simple" xlink:show="embed" xlink:actuate="onLoad"/><svg:desc>formula</svg:desc></draw:frame></text:p>
      <text:p text:style-name="P59">де <draw:frame draw:style-name="fr5" draw:name="Object12" text:anchor-type="as-char" svg:y="-0.452cm" svg:width="1.674cm" svg:height="0.589cm" draw:z-index="4"><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5" draw:name="Object13" text:anchor-type="as-char" svg:y="-0.452cm" svg:width="2.755cm" svg:height="0.593cm" draw:z-index="5"><draw:object xlink:href="./Object 4" xlink:type="simple" xlink:show="embed" xlink:actuate="onLoad"/><draw:image xlink:href="./ObjectReplacements/Object 4" xlink:type="simple" xlink:show="embed" xlink:actuate="onLoad"/><svg:desc>formula</svg:desc></draw:frame> <text:soft-page-break/>та <draw:frame draw:style-name="fr5" draw:name="Object14" text:anchor-type="as-char" svg:y="-0.452cm" svg:width="2.762cm" svg:height="0.593cm" draw:z-index="6"><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26">Також з використанням архітектур <text:span text:style-name="T35">GPGPU</text:span> інтегральне зображення можна обчислити, <text:span text:style-name="T35">додаючи</text:span> кожен рядок та стовпець окремим потоком потоком (рис. 3).</text:p>
      <text:p text:style-name="P26">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57"><text:tab/><draw:frame draw:style-name="fr3" draw:name="graphics3" text:anchor-type="as-char" svg:width="14.261cm" svg:height="4.992cm" draw:z-index="7"><draw:image xlink:href="Pictures/100000000000025B000000DDDE0F6924.png" xlink:type="simple" xlink:show="embed" xlink:actuate="onLoad"/></draw:frame></text:p>
      <text:p text:style-name="P52">Рис. 3. Оптимізація процесу знаходження інтегрального зображення, використовуючи архітектуру <text:span text:style-name="T35">GPGPU</text:span></text:p>
      <text:p text:style-name="P35">2.1.3 Підготовка розподіленого набору даних</text:p>
      <text:p text:style-name="P36">Кількість значень ознак за якими буде відбуватись тренування класифікатора може бути досить значною. Наприклад, для <text:span text:style-name="T35">вікна</text:span>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4">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P36"><text:span text:style-name="T35"><text:s/>Також, оскільки тренування класифікаторів буде проводитись за </text:span><text:soft-page-break/><text:span text:style-name="T35">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span></text:p>
      <text:p text:style-name="P31"><text:span text:style-name="T35">Таким чином, е</text:span>тап підготовки розподіленого <text:span text:style-name="T35">набору</text:span> даних полягає в наступних діях:</text:p>
      <text:list xml:id="list5073598634370870042" text:style-name="L3">
        <text:list-item>
          <text:p text:style-name="P37"><text:span text:style-name="Основной_20_шрифт_20_абзаца"><text:span text:style-name="T19">зчитати значення </text:span></text:span><text:span text:style-name="Основной_20_шрифт_20_абзаца"><text:span text:style-name="T21">W</text:span></text:span><text:span text:style-name="Основной_20_шрифт_20_абзаца"><text:span text:style-name="T19">, </text:span></text:span><text:span text:style-name="Основной_20_шрифт_20_абзаца"><text:span text:style-name="T21">H</text:span></text:span><text:span text:style-name="Основной_20_шрифт_20_абзаца"><text:span text:style-name="T19"> – довжину та ширину зображень, за якими буде проводитись тренування;</text:span></text:span></text:p>
        </text:list-item>
        <text:list-item>
          <text:p text:style-name="P37"><text:span text:style-name="Основной_20_шрифт_20_абзаца"><text:span text:style-name="T19">зчитати порядковий номер </text:span></text:span><text:span text:style-name="Основной_20_шрифт_20_абзаца"><text:span text:style-name="T21">N</text:span></text:span><text:span text:style-name="Основной_20_шрифт_20_абзаца"><text:span text:style-name="T19"> процеса розподіленої системи та кількість процесів </text:span></text:span><text:span text:style-name="Основной_20_шрифт_20_абзаца"><text:span text:style-name="T21">K</text:span></text:span><text:span text:style-name="Основной_20_шрифт_20_абзаца"><text:span text:style-name="T19"> у розподіленій системі;</text:span></text:span></text:p>
        </text:list-item>
        <text:list-item>
          <text:p text:style-name="P37"><text:span text:style-name="Основной_20_шрифт_20_абзаца"><text:span text:style-name="T19">визначити проміжок індексів ознак, що стосуються процеса </text:span></text:span><text:span text:style-name="Основной_20_шрифт_20_абзаца"><text:span text:style-name="T21">N</text:span></text:span><text:span text:style-name="Основной_20_шрифт_20_абзаца"><text:span text:style-name="T19">, за формулою</text:span></text:span><text:span text:style-name="Основной_20_шрифт_20_абзаца"><text:span text:style-name="T19"><draw:frame draw:style-name="fr6" draw:name="Object3" text:anchor-type="as-char" svg:width="6.833cm" svg:height="0.533cm" draw:z-index="9"><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19">, де</text:span></text:span><text:span text:style-name="Основной_20_шрифт_20_абзаца"><text:span text:style-name="T19"><draw:frame draw:style-name="fr6" draw:name="Object5" text:anchor-type="as-char" svg:width="0.646cm" svg:height="0.533cm" draw:z-index="10"><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19">– нижня межа проміжку,</text:span></text:span><text:span text:style-name="Основной_20_шрифт_20_абзаца"><text:span text:style-name="T19"><draw:frame draw:style-name="fr6" draw:name="Object6" text:anchor-type="as-char" svg:width="0.711cm" svg:height="0.533cm" draw:z-index="11"><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19">– верхня межа проміжку, </text:span></text:span><text:span text:style-name="Основной_20_шрифт_20_абзаца"><text:span text:style-name="T21">F</text:span></text:span><text:span text:style-name="Основной_20_шрифт_20_абзаца"><text:span text:style-name="T19"> - кількість ознак;</text:span></text:span></text:p>
        </text:list-item>
        <text:list-item>
          <text:p text:style-name="P37"><text:span text:style-name="Основной_20_шрифт_20_абзаца"><text:span text:style-name="T19">для кожної ознаки, індекс якої входить до проміжку</text:span></text:span><text:span text:style-name="Основной_20_шрифт_20_абзаца"><text:span text:style-name="T19"><draw:frame draw:style-name="fr6" draw:name="Object4" text:anchor-type="as-char" svg:width="1.646cm" svg:height="0.533cm" draw:z-index="8"><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19">, обчислити її значення для кожного з тренувальних зображень;</text:span></text:span></text:p>
        </text:list-item>
        <text:list-item>
          <text:p text:style-name="P37"><text:span text:style-name="Основной_20_шрифт_20_абзаца"><text:span text:style-name="T20">зберегти значення обчислених ознак на жорсткий диск.</text:span></text:span></text:p>
        </text:list-item>
      </text:list>
      <text:p text:style-name="Standard"><text:span text:style-name="Основной_20_шрифт_20_абзаца"><text:span text:style-name="T22">2.1.4 Тренування слабкого класифікатора</text:span></text:span></text:p>
      <text:p text:style-name="P38"><text:span text:style-name="Основной_20_шрифт_20_абзаца"><text:span text:style-name="T28">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text:span></text:span><text:span text:style-name="Основной_20_шрифт_20_абзаца"><text:span text:style-name="T29">Також оскільки дерево рішень однорівневе</text:span></text:span><text:span text:style-name="Основной_20_шрифт_20_абзаца"><text:span text:style-name="T28">, </text:span></text:span><text:span text:style-name="Основной_20_шрифт_20_абзаца"><text:span text:style-name="T29">то воно, а також їх композиція, не схильні до перенавчання.</text:span></text:span></text:p>
      <text:p text:style-name="P39"><text:span text:style-name="Основной_20_шрифт_20_абзаца"><text:span text:style-name="T29">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ознак — інформаційний виграш </text:span></text:span><text:span text:style-name="Основной_20_шрифт_20_абзаца"><text:span text:style-name="T30">(information gain)</text:span></text:span><text:span text:style-name="Основной_20_шрифт_20_абзаца"><text:span text:style-name="T29"> — яка показуватиме </text:span></text:span><text:soft-page-break/><text:span text:style-name="Основной_20_шрифт_20_абзаца"><text:span text:style-name="T29">наскільки добре ознака розділяє тренувальні екземпляри в залежності від цільового значення.</text:span></text:span></text:p>
      <text:p text:style-name="P40"><text:span text:style-name="Основной_20_шрифт_20_абзаца"><text:span text:style-name="T30">З метою визначити інформаційний виграш, </text:span></text:span><text:span text:style-name="Основной_20_шрифт_20_абзаца"><text:span text:style-name="T31">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text:span></text:span><text:span text:style-name="Основной_20_шрифт_20_абзаца"><text:span text:style-name="T32">для набору даних </text:span></text:span><text:span text:style-name="Основной_20_шрифт_20_абзаца"><text:span text:style-name="T24">S</text:span></text:span><text:span text:style-name="Основной_20_шрифт_20_абзаца"><text:span text:style-name="T32">, у якому цільовий атрибут може набувати </text:span></text:span><text:span text:style-name="Основной_20_шрифт_20_абзаца"><text:span text:style-name="T24">c </text:span></text:span><text:span text:style-name="Основной_20_шрифт_20_абзаца"><text:span text:style-name="T32">різних значень, ентропія визначається як:</text:span></text:span></text:p>
      <text:p text:style-name="P48"><text:span text:style-name="Основной_20_шрифт_20_абзаца"><text:span text:style-name="T32"><draw:frame draw:style-name="fr7" draw:name="Object11" text:anchor-type="as-char" svg:y="-0.714cm" svg:width="4.055cm" svg:height="1.141cm" draw:z-index="16"><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32">,</text:span></text:span></text:p>
      <text:p text:style-name="P50"><text:span text:style-name="T37">де </text:span><text:span text:style-name="T37"><draw:frame draw:style-name="fr7" draw:name="Object15" text:anchor-type="as-char" svg:y="-0.377cm" svg:width="0.543cm" svg:height="0.533cm" draw:z-index="17"><draw:object xlink:href="./Object 15" xlink:type="simple" xlink:show="embed" xlink:actuate="onLoad"/><draw:image xlink:href="./ObjectReplacements/Object 15" xlink:type="simple" xlink:show="embed" xlink:actuate="onLoad"/><svg:desc>formula</svg:desc></draw:frame></text:span><text:span text:style-name="T37">- відношення екземплярів, цільовий атрибут яких має значення </text:span><text:span text:style-name="T15">i</text:span><text:span text:style-name="T36">,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31">для набору даних </text:span></text:span><text:span text:style-name="Основной_20_шрифт_20_абзаца"><text:span text:style-name="T26">S</text:span></text:span><text:span text:style-name="Основной_20_шрифт_20_абзаца"><text:span text:style-name="T31">, що містить </text:span></text:span><text:span text:style-name="Основной_20_шрифт_20_абзаца"><text:span text:style-name="T33">лише </text:span></text:span><text:span text:style-name="Основной_20_шрифт_20_абзаца"><text:span text:style-name="T31">позитивні та негативні екземпляри, ентропія становитиме:</text:span></text:span></text:p>
      <text:p text:style-name="P47"><text:span text:style-name="Основной_20_шрифт_20_абзаца"><text:span text:style-name="T31"><draw:frame draw:style-name="fr7" draw:name="Object7" text:anchor-type="as-char" svg:y="-0.386cm" svg:width="5.299cm" svg:height="0.542cm" draw:z-index="12"><draw:object xlink:href="./Object 10" xlink:type="simple" xlink:show="embed" xlink:actuate="onLoad"/><draw:image xlink:href="./ObjectReplacements/Object 10" xlink:type="simple" xlink:show="embed" xlink:actuate="onLoad"/></draw:frame></text:span></text:span></text:p>
      <text:p text:style-name="P45"><text:span text:style-name="Основной_20_шрифт_20_абзаца"><text:span text:style-name="T32">де </text:span></text:span><text:span text:style-name="Основной_20_шрифт_20_абзаца"><text:span text:style-name="T32"><draw:frame draw:style-name="fr7" draw:name="Object8" text:anchor-type="as-char" svg:y="-0.377cm" svg:width="0.624cm" svg:height="0.533cm" draw:z-index="13"><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32">- це відношення позитивних екземплярів до усіх екземплярів та</text:span></text:span><text:span text:style-name="Основной_20_шрифт_20_абзаца"><text:span text:style-name="T32"><draw:frame draw:style-name="fr7" draw:name="Object9" text:anchor-type="as-char" svg:y="-0.377cm" svg:width="0.6cm" svg:height="0.533cm" draw:z-index="14"><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32">-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32"><draw:frame draw:style-name="fr7" draw:name="Object10" text:anchor-type="as-char" svg:y="-0.377cm" svg:width="1.998cm" svg:height="0.533cm" draw:z-index="15"><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32">.</text:span></text:span></text:p>
      <text:p text:style-name="P41"><text:span text:style-name="Основной_20_шрифт_20_абзаца"><text:span text:style-name="T33">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5">G(S,A)</text:span></text:span><text:span text:style-name="Основной_20_шрифт_20_абзаца"><text:span text:style-name="T33"> ознаки </text:span></text:span><text:span text:style-name="Основной_20_шрифт_20_абзаца"><text:span text:style-name="T25">A</text:span></text:span><text:span text:style-name="Основной_20_шрифт_20_абзаца"><text:span text:style-name="T33"> відносно набору даних </text:span></text:span><text:span text:style-name="Основной_20_шрифт_20_абзаца"><text:span text:style-name="T25">S</text:span></text:span><text:span text:style-name="Основной_20_шрифт_20_абзаца"><text:span text:style-name="T33">, визначається як:</text:span></text:span></text:p>
      <text:p text:style-name="P49"><text:span text:style-name="Основной_20_шрифт_20_абзаца"><text:span text:style-name="T33"><draw:frame draw:style-name="fr7" draw:name="Object16" text:anchor-type="as-char" svg:y="-0.684cm" svg:width="6.2cm" svg:height="1.134cm" draw:z-index="18"><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33">,</text:span></text:span></text:p>
      <text:p text:style-name="P46"><text:span text:style-name="Основной_20_шрифт_20_абзаца"><text:span text:style-name="T33">де </text:span></text:span><text:span text:style-name="Основной_20_шрифт_20_абзаца"><text:span text:style-name="T25"><draw:frame draw:style-name="fr7" draw:name="Object18" text:anchor-type="as-char" svg:y="-0.386cm" svg:width="1.198cm" svg:height="0.51cm" draw:z-index="20"><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33"> — це множина усіх можливих значень ознаки A та </text:span></text:span><text:span text:style-name="Основной_20_шрифт_20_абзаца"><text:span text:style-name="T33"><draw:frame draw:style-name="fr7" draw:name="Object17" text:anchor-type="as-char" svg:y="-0.377cm" svg:width="0.577cm" svg:height="0.533cm" draw:z-index="19"><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33">- це підмножина набору даних </text:span></text:span><text:span text:style-name="Основной_20_шрифт_20_абзаца"><text:span text:style-name="T25">S</text:span></text:span><text:span text:style-name="Основной_20_шрифт_20_абзаца"><text:span text:style-name="T33">, для якої ознака </text:span></text:span><text:span text:style-name="Основной_20_шрифт_20_абзаца"><text:span text:style-name="T25">A</text:span></text:span><text:span text:style-name="Основной_20_шрифт_20_абзаца"><text:span text:style-name="T33"> має значення </text:span></text:span><text:span text:style-name="Основной_20_шрифт_20_абзаца"><text:span text:style-name="T27">v</text:span></text:span><text:span text:style-name="Основной_20_шрифт_20_абзаца"><text:span text:style-name="T34">: </text:span></text:span><text:span text:style-name="Основной_20_шрифт_20_абзаца"><text:span text:style-name="T34"><draw:frame draw:style-name="fr7" draw:name="Object19" text:anchor-type="as-char" svg:y="-0.386cm" svg:width="3.971cm" svg:height="0.542cm" draw:z-index="21"><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3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4-26T22:03:00.616283616</dc:date>
    <meta:editing-duration>P3DT10H38M5S</meta:editing-duration>
    <meta:editing-cycles>88</meta:editing-cycles>
    <meta:generator>LibreOffice/4.2.7.2$Linux_X86_64 LibreOffice_project/420m0$Build-2</meta:generator>
    <meta:document-statistic meta:table-count="0" meta:image-count="3" meta:object-count="19" meta:page-count="16" meta:paragraph-count="141" meta:word-count="3027" meta:character-count="23497" meta:non-whitespace-character-count="20545"/>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fence="true" stretchy="false">(</mo>
            <mrow>
              <mrow>
                <mo stretchy="false">−</mo>
                <msub>
                  <mi>p</mi>
                  <mi>i</mi>
                </msub>
              </mrow>
            </mrow>
            <mo fence="true" stretchy="false">)</mo>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row>
            <mo fence="true" stretchy="false">(</mo>
            <mrow>
              <mfrac>
                <mrow>
                  <mo fence="true" stretchy="false">|</mo>
                  <mrow>
                    <msub>
                      <mi>S</mi>
                      <mi>v</mi>
                    </msub>
                  </mrow>
                  <mo fence="true" stretchy="false">|</mo>
                </mrow>
                <mrow>
                  <mo fence="true" stretchy="false">|</mo>
                  <mrow>
                    <mi>S</mi>
                  </mrow>
                  <mo fence="true" stretchy="false">|</mo>
                </mrow>
              </mfrac>
            </mrow>
            <mo fence="true" stretchy="false">)</mo>
          </mrow>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8/content.xml><?xml version="1.0" encoding="utf-8"?>
<math xmlns="http://www.w3.org/1998/Math/MathML" display="block">
  <semantics>
    <msub>
      <mi>B</mi>
      <mi>L</mi>
    </msub>
    <annotation encoding="StarMath 5.0">B_L</annotation>
  </semantics>
</math>
</file>

<file path=Object 9/content.xml><?xml version="1.0" encoding="utf-8"?>
<math xmlns="http://www.w3.org/1998/Math/MathML" display="block">
  <semantics>
    <msub>
      <mi>B</mi>
      <mi>H</mi>
    </msub>
    <annotation encoding="StarMath 5.0">B_H</annotation>
  </semantics>
</math>
</file>